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ce style:name="arial1" svg:font-family="arial, helvetica, serif"/>
    <style:font-face style:name="courier" svg:font-family="courier"/>
  </office:font-face-decls>
  <office:automatic-styles>
    <style:style style:name="Table1" style:family="table">
      <style:table-properties style:width="6.5882in" fo:margin-left="0.3938in" table:align="left"/>
    </style:style>
    <style:style style:name="Table1.A" style:family="table-column">
      <style:table-column-properties style:column-width="1.666in"/>
    </style:style>
    <style:style style:name="Table1.B" style:family="table-column">
      <style:table-column-properties style:column-width="4.9222in"/>
    </style:style>
    <style:style style:name="Table1.B1" style:family="table-cell">
      <style:table-cell-properties style:vertical-align="middl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3" style:family="table">
      <style:table-properties style:width="6.5313in" fo:margin-left="0.3938in" table:align="left"/>
    </style:style>
    <style:style style:name="Table3.A" style:family="table-column">
      <style:table-column-properties style:column-width="1.125in"/>
    </style:style>
    <style:style style:name="Table3.B" style:family="table-column">
      <style:table-column-properties style:column-width="5.4063in"/>
    </style:style>
    <style:style style:name="Table3.B1" style:family="table-cell">
      <style:table-cell-properties style:vertical-align="middle"/>
    </style:style>
    <style:style style:name="Table4" style:family="table">
      <style:table-properties style:width="6.5313in" fo:margin-left="0.3938in" table:align="left"/>
    </style:style>
    <style:style style:name="Table4.A" style:family="table-column">
      <style:table-column-properties style:column-width="1.1049in"/>
    </style:style>
    <style:style style:name="Table4.B" style:family="table-column">
      <style:table-column-properties style:column-width="5.4264in"/>
    </style:style>
    <style:style style:name="Table4.B1" style:family="table-cell">
      <style:table-cell-properties style:vertical-align="middl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6" style:family="table">
      <style:table-properties style:width="6.5313in" fo:margin-left="0.3938in" table:align="left"/>
    </style:style>
    <style:style style:name="Table6.A" style:family="table-column">
      <style:table-column-properties style:column-width="1.2583in"/>
    </style:style>
    <style:style style:name="Table6.B" style:family="table-column">
      <style:table-column-properties style:column-width="5.2729in"/>
    </style:style>
    <style:style style:name="Table6.B1" style:family="table-cell">
      <style:table-cell-properties style:vertical-align="middle"/>
    </style:style>
    <style:style style:name="Table7" style:family="table">
      <style:table-properties style:width="6.925in" table:align="center" fo:background-color="#b6cffe">
        <style:background-image/>
      </style:table-properties>
    </style:style>
    <style:style style:name="Table7.A" style:family="table-column">
      <style:table-column-properties style:column-width="6.925in"/>
    </style:style>
    <style:style style:name="Table7.A1" style:family="table-cell">
      <style:table-cell-properties style:vertical-align="middle" fo:background-color="#7095d3" fo:padding="0.0194in" fo:border="0.05pt solid #ffffff">
        <style:background-image/>
      </style:table-cell-properties>
    </style:style>
    <style:style style:name="Table8" style:family="table">
      <style:table-properties style:width="6.5313in" fo:margin-left="0.3938in" table:align="left"/>
    </style:style>
    <style:style style:name="Table8.A" style:family="table-column">
      <style:table-column-properties style:column-width="1.0361in"/>
    </style:style>
    <style:style style:name="Table8.B" style:family="table-column">
      <style:table-column-properties style:column-width="5.4951in"/>
    </style:style>
    <style:style style:name="Table8.B1" style:family="table-cell">
      <style:table-cell-properties style:vertical-align="middl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5pt solid #000000"/>
    </style:style>
    <style:style style:name="P1" style:family="paragraph" style:parent-style-name="Heading_20_1">
      <style:text-properties style:font-name="Consolas" fo:font-size="11pt" fo:font-weight="bold" style:font-size-asian="9.60000038146973pt" style:font-weight-asian="bold" style:font-size-complex="11pt" style:font-weight-complex="bold"/>
    </style:style>
    <style:style style:name="P2" style:family="paragraph" style:parent-style-name="Heading_20_1">
      <style:paragraph-properties fo:margin-left="0in" fo:margin-right="0in" fo:margin-top="0in" fo:margin-bottom="0.1965in" style:contextual-spacing="false" fo:text-align="justify" style:justify-single-word="false" fo:orphans="2" fo:widows="2" fo:text-indent="0in" style:auto-text-indent="false"/>
      <style:text-properties fo:font-variant="normal" fo:text-transform="none" fo:color="#202020" loext:opacity="100%" style:font-name="Arial" fo:font-size="12pt" fo:letter-spacing="normal" fo:font-style="normal" fo:font-weight="normal"/>
    </style:style>
    <style:style style:name="P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020" loext:opacity="100%" style:font-name="Arial" fo:font-size="12pt" fo:letter-spacing="normal" fo:font-style="normal" fo:font-weight="normal"/>
    </style:style>
    <style:style style:name="P4" style:family="paragraph" style:parent-style-name="List_20_Contents">
      <style:paragraph-properties fo:margin-top="0in" fo:margin-bottom="0.1965in" style:contextual-spacing="false" fo:text-align="justify" style:justify-single-word="false" fo:orphans="2" fo:widows="2"/>
      <style:text-properties fo:font-variant="normal" fo:text-transform="none" fo:color="#202020" loext:opacity="100%" style:font-name="Arial" fo:font-size="12pt" fo:letter-spacing="normal" fo:font-style="normal" fo:font-weight="normal"/>
    </style:style>
    <style:style style:name="P5" style:family="paragraph" style:parent-style-name="List_20_Contents">
      <style:paragraph-properties fo:margin-top="0in" fo:margin-bottom="0.1965in" style:contextual-spacing="false" fo:orphans="2" fo:widows="2"/>
      <style:text-properties fo:font-variant="normal" fo:text-transform="none" fo:color="#202020" loext:opacity="100%" style:font-name="Arial" fo:font-size="12pt" fo:letter-spacing="normal" fo:font-style="normal" fo:font-weight="normal"/>
    </style:style>
    <style:style style:name="P6" style:family="paragraph" style:parent-style-name="Preformatted_20_Text">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normal" officeooo:paragraph-rsid="0011af95"/>
    </style:style>
    <style:style style:name="P9" style:family="paragraph" style:parent-style-name="List_20_Heading">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bold"/>
    </style:style>
    <style:style style:name="P10" style:family="paragraph" style:parent-style-name="List_20_Contents">
      <style:paragraph-properties fo:margin-top="0in" fo:margin-bottom="0.1965in" style:contextual-spacing="false" fo:orphans="2" fo:widows="2"/>
      <style:text-properties fo:font-variant="normal" fo:text-transform="none" fo:color="#202020" loext:opacity="100%" style:font-name="courier" fo:font-size="12pt" fo:letter-spacing="normal" fo:font-style="normal" fo:font-weight="normal"/>
    </style:style>
    <style:style style:name="P11" style:family="paragraph" style:parent-style-name="Preformatted_20_Text">
      <style:paragraph-properties fo:margin-top="0in" fo:margin-bottom="0.1965in" style:contextual-spacing="false" fo:orphans="2" fo:widows="2"/>
      <style:text-properties fo:font-variant="normal" fo:text-transform="none" fo:color="#202020" loext:opacity="100%" style:font-name="courier" fo:font-size="12pt" fo:letter-spacing="normal" fo:font-style="normal" fo:font-weight="normal" officeooo:paragraph-rsid="0011af95"/>
    </style:style>
    <style:style style:name="P12" style:family="paragraph" style:parent-style-name="Preformatted_20_Text">
      <style:paragraph-properties fo:orphans="2" fo:widows="2"/>
      <style:text-properties fo:font-variant="normal" fo:text-transform="none" fo:color="#202020" loext:opacity="100%" style:font-name="courier" fo:font-size="12pt" fo:letter-spacing="normal" fo:font-style="normal" fo:font-weight="normal"/>
    </style:style>
    <style:style style:name="P13" style:family="paragraph" style:parent-style-name="List_20_Heading">
      <style:paragraph-properties fo:margin-left="0in" fo:margin-right="0in" fo:orphans="2" fo:widows="2" fo:text-indent="0in" style:auto-text-indent="false"/>
      <style:text-properties fo:font-variant="normal" fo:text-transform="none" fo:color="#202020" loext:opacity="100%" style:font-name="courier" fo:font-size="12pt" fo:letter-spacing="normal" fo:font-style="normal" fo:font-weight="bold"/>
    </style:style>
    <style:style style:name="P14" style:family="paragraph" style:parent-style-name="Text_20_body">
      <style:paragraph-properties fo:orphans="2" fo:widows="2"/>
      <style:text-properties fo:font-variant="normal" fo:text-transform="none" fo:color="#202020" loext:opacity="100%" style:font-name="courier" fo:font-size="12pt" fo:letter-spacing="normal" fo:font-style="normal" fo:font-weight="bold"/>
    </style:style>
    <style:style style:name="P15" style:family="paragraph" style:parent-style-name="List_20_Heading">
      <style:paragraph-properties fo:margin-left="0in" fo:margin-right="0in" fo:orphans="2" fo:widows="2" fo:text-indent="0in" style:auto-text-indent="false"/>
      <style:text-properties fo:font-variant="normal" fo:text-transform="none" fo:color="#202020" loext:opacity="100%" style:font-name="arial1" fo:font-size="12pt" fo:letter-spacing="normal" fo:font-style="normal" fo:font-weight="bold"/>
    </style:style>
    <style:style style:name="P16" style:family="paragraph" style:parent-style-name="Text_20_body">
      <style:paragraph-properties fo:margin-left="0in" fo:margin-right="0in" fo:orphans="2" fo:widows="2" fo:text-indent="0in" style:auto-text-indent="false"/>
      <style:text-properties fo:font-variant="normal" fo:text-transform="none" fo:color="#202020" loext:opacity="100%" style:font-name="arial1" fo:font-size="12pt" fo:letter-spacing="normal" fo:font-style="normal" fo:font-weight="normal"/>
    </style:style>
    <style:style style:name="P17" style:family="paragraph" style:parent-style-name="Preformatted_20_Text">
      <style:paragraph-properties fo:orphans="2" fo:widows="2"/>
      <style:text-properties fo:font-variant="normal" fo:text-transform="none" fo:color="#202020" loext:opacity="100%" fo:letter-spacing="normal" officeooo:paragraph-rsid="0011af95"/>
    </style:style>
    <style:style style:name="P18" style:family="paragraph" style:parent-style-name="Preformatted_20_Text">
      <style:paragraph-properties fo:orphans="2" fo:widows="2"/>
      <style:text-properties fo:font-variant="normal" fo:text-transform="none" fo:color="#202020" loext:opacity="100%" fo:letter-spacing="normal" officeooo:paragraph-rsid="0011af95" fo:background-color="transparent"/>
    </style:style>
    <style:style style:name="P19" style:family="paragraph" style:parent-style-name="Preformatted_20_Text">
      <style:paragraph-properties fo:orphans="2" fo:widows="2"/>
      <style:text-properties fo:font-variant="normal" fo:text-transform="none" fo:color="#202020" loext:opacity="100%" fo:font-size="12pt" fo:letter-spacing="normal" fo:font-style="normal" fo:font-weight="normal"/>
    </style:style>
    <style:style style:name="P20" style:family="paragraph" style:parent-style-name="Preformatted_20_Text">
      <style:paragraph-properties fo:orphans="2" fo:widows="2"/>
      <style:text-properties fo:font-variant="normal" fo:text-transform="none" fo:color="#202020" loext:opacity="100%" fo:font-size="12pt" fo:letter-spacing="normal" fo:font-style="normal" fo:font-weight="normal" officeooo:paragraph-rsid="0011af95"/>
    </style:style>
    <style:style style:name="P21" style:family="paragraph" style:parent-style-name="Preformatted_20_Text">
      <style:paragraph-properties fo:orphans="2" fo:widows="2"/>
      <style:text-properties fo:font-variant="normal" fo:text-transform="none" fo:color="#202020" loext:opacity="100%" fo:font-size="12pt" fo:letter-spacing="normal" fo:font-style="normal" fo:font-weight="bold" officeooo:paragraph-rsid="001300ee"/>
    </style:style>
    <style:style style:name="P22" style:family="paragraph" style:parent-style-name="Preformatted_20_Text">
      <style:paragraph-properties fo:orphans="2" fo:widows="2"/>
      <style:text-properties fo:font-variant="normal" fo:text-transform="none" fo:color="#008000" loext:opacity="100%" fo:letter-spacing="normal" officeooo:paragraph-rsid="001300ee"/>
    </style:style>
    <style:style style:name="P23" style:family="paragraph" style:parent-style-name="Preformatted_20_Text">
      <style:paragraph-properties fo:margin-left="0in" fo:margin-right="0in" fo:orphans="2" fo:widows="2" fo:text-indent="0in" style:auto-text-indent="false"/>
      <style:text-properties fo:font-variant="normal" fo:text-transform="none" fo:color="#008000" loext:opacity="100%" fo:font-size="12pt" fo:letter-spacing="normal" fo:font-style="normal" fo:font-weight="normal" officeooo:paragraph-rsid="0011af95"/>
    </style:style>
    <style:style style:name="P24" style:family="paragraph" style:parent-style-name="Preformatted_20_Text">
      <style:paragraph-properties fo:orphans="2" fo:widows="2"/>
      <style:text-properties fo:font-variant="normal" fo:text-transform="none" fo:color="#008000" loext:opacity="100%" fo:font-size="12pt" fo:letter-spacing="normal" fo:font-style="normal" fo:font-weight="normal" officeooo:paragraph-rsid="0011af95"/>
    </style:style>
    <style:style style:name="P25" style:family="paragraph" style:parent-style-name="Preformatted_20_Text">
      <style:paragraph-properties fo:orphans="2" fo:widows="2"/>
      <style:text-properties fo:font-variant="normal" fo:text-transform="none" fo:color="#008000" loext:opacity="100%" fo:font-size="12pt" fo:letter-spacing="normal" fo:font-style="normal" fo:font-weight="bold" officeooo:paragraph-rsid="001300ee"/>
    </style:style>
    <style:style style:name="P26" style:family="paragraph" style:parent-style-name="Heading_20_1">
      <style:paragraph-properties fo:margin-left="0in" fo:margin-right="0in" fo:orphans="2" fo:widows="2" fo:text-indent="0in" style:auto-text-indent="false"/>
    </style:style>
    <style:style style:name="P27" style:family="paragraph" style:parent-style-name="Preformatted_20_Text">
      <style:paragraph-properties fo:margin-left="0in" fo:margin-right="0in" fo:orphans="2" fo:widows="2" fo:text-indent="0in" style:auto-text-indent="false"/>
    </style:style>
    <style:style style:name="P28" style:family="paragraph" style:parent-style-name="Text_20_body">
      <style:paragraph-properties fo:margin-left="0in" fo:margin-right="0in" fo:orphans="2" fo:widows="2" fo:text-indent="0in" style:auto-text-indent="false"/>
    </style:style>
    <style:style style:name="P29" style:family="paragraph" style:parent-style-name="Preformatted_20_Text">
      <style:paragraph-properties fo:margin-top="0in" fo:margin-bottom="0.1965in" style:contextual-spacing="false" fo:orphans="2" fo:widows="2"/>
    </style:style>
    <style:style style:name="P30" style:family="paragraph" style:parent-style-name="Preformatted_20_Text">
      <style:paragraph-properties fo:orphans="2" fo:widows="2"/>
    </style:style>
    <style:style style:name="P31" style:family="paragraph" style:parent-style-name="Preformatted_20_Text">
      <style:paragraph-properties fo:orphans="2" fo:widows="2"/>
      <style:text-properties officeooo:paragraph-rsid="0011af95"/>
    </style:style>
    <style:style style:name="P32" style:family="paragraph" style:parent-style-name="Preformatted_20_Text">
      <style:paragraph-properties fo:margin-top="0in" fo:margin-bottom="0.1965in" style:contextual-spacing="false" fo:orphans="2" fo:widows="2"/>
      <style:text-properties officeooo:paragraph-rsid="0011af95"/>
    </style:style>
    <style:style style:name="P33" style:family="paragraph" style:parent-style-name="Preformatted_20_Text">
      <style:paragraph-properties fo:orphans="2" fo:widows="2"/>
      <style:text-properties officeooo:paragraph-rsid="001300ee"/>
    </style:style>
    <style:style style:name="P34" style:family="paragraph" style:parent-style-name="Preformatted_20_Text">
      <style:paragraph-properties fo:margin-top="0in" fo:margin-bottom="0.1965in" style:contextual-spacing="false"/>
      <style:text-properties fo:font-size="12pt" fo:font-weight="bold"/>
    </style:style>
    <style:style style:name="P35" style:family="paragraph" style:parent-style-name="Preformatted_20_Text">
      <style:paragraph-properties fo:orphans="2" fo:widows="2"/>
      <style:text-properties officeooo:paragraph-rsid="0011af95" fo:background-color="transparent"/>
    </style:style>
    <style:style style:name="P36" style:family="paragraph" style:parent-style-name="Table_20_Contents">
      <style:text-properties style:font-name="arial"/>
    </style:style>
    <style:style style:name="P37" style:family="paragraph" style:parent-style-name="Table_20_Contents">
      <style:paragraph-properties fo:margin-top="0in" fo:margin-bottom="0.1965in" style:contextual-spacing="false"/>
    </style:style>
    <style:style style:name="P38" style:family="paragraph" style:parent-style-name="Table_20_Contents">
      <style:paragraph-properties fo:text-align="center" style:justify-single-word="false"/>
    </style:style>
    <style:style style:name="P39" style:family="paragraph" style:parent-style-name="Text_20_body">
      <style:paragraph-properties fo:margin-left="0in" fo:margin-right="0in" fo:text-align="justify" style:justify-single-word="false" fo:orphans="2" fo:widows="2" fo:text-indent="0in" style:auto-text-indent="false"/>
    </style:style>
    <style:style style:name="P40" style:family="paragraph" style:parent-style-name="Preformatted_20_Text">
      <style:paragraph-properties fo:orphans="2" fo:widows="2"/>
      <style:text-properties fo:font-variant="normal" fo:text-transform="none" fo:color="#202020" loext:opacity="100%" style:font-name="courier" fo:font-size="12pt" fo:letter-spacing="normal" fo:font-style="normal" fo:font-weight="bold"/>
    </style:style>
    <style:style style:name="P41" style:family="paragraph" style:parent-style-name="Preformatted_20_Text">
      <style:paragraph-properties fo:margin-top="0in" fo:margin-bottom="0.1965in" style:contextual-spacing="false" fo:orphans="2" fo:widows="2"/>
      <style:text-properties fo:font-variant="normal" fo:text-transform="none" fo:color="#202020" loext:opacity="100%" style:font-name="courier" fo:font-size="12pt" fo:letter-spacing="normal" fo:font-style="normal" fo:font-weight="bold"/>
    </style:style>
    <style:style style:name="P42" style:family="paragraph" style:parent-style-name="Preformatted_20_Text">
      <style:paragraph-properties fo:orphans="2" fo:widows="2"/>
      <style:text-properties fo:font-variant="normal" fo:text-transform="none" fo:color="#202020" loext:opacity="100%" style:font-name="courier" fo:font-size="12pt" fo:letter-spacing="normal" fo:font-style="normal" fo:font-weight="normal"/>
    </style:style>
    <style:style style:name="P43" style:family="paragraph" style:parent-style-name="Preformatted_20_Text">
      <style:paragraph-properties fo:margin-left="0in" fo:margin-right="0in" fo:orphans="2" fo:widows="2" fo:text-indent="0in" style:auto-text-indent="false"/>
      <style:text-properties fo:font-variant="normal" fo:text-transform="none" fo:color="#202020" loext:opacity="100%" fo:font-size="12pt" fo:letter-spacing="normal" fo:font-style="normal" fo:font-weight="normal" officeooo:paragraph-rsid="0011af95" fo:background-color="transparent"/>
    </style:style>
    <style:style style:name="P44" style:family="paragraph" style:parent-style-name="Preformatted_20_Text">
      <style:paragraph-properties fo:orphans="2" fo:widows="2"/>
      <style:text-properties fo:font-variant="normal" fo:text-transform="none" fo:color="#202020" loext:opacity="100%" fo:font-size="12pt" fo:letter-spacing="normal" fo:font-style="normal" fo:font-weight="normal" officeooo:paragraph-rsid="0011af95" fo:background-color="transparent"/>
    </style:style>
    <style:style style:name="P45" style:family="paragraph" style:parent-style-name="Preformatted_20_Text">
      <style:paragraph-properties fo:orphans="2" fo:widows="2"/>
      <style:text-properties fo:font-variant="normal" fo:text-transform="none" fo:color="#202020" loext:opacity="100%" fo:font-size="12pt" fo:letter-spacing="normal" fo:font-style="normal" fo:font-weight="normal" officeooo:paragraph-rsid="0011af95"/>
    </style:style>
    <style:style style:name="P46" style:family="paragraph" style:parent-style-name="Preformatted_20_Text">
      <style:paragraph-properties fo:orphans="2" fo:widows="2"/>
      <style:text-properties fo:font-variant="normal" fo:text-transform="none" fo:color="#202020" loext:opacity="100%" fo:font-size="12pt" fo:letter-spacing="normal" fo:font-style="normal" fo:font-weight="normal"/>
    </style:style>
    <style:style style:name="P47" style:family="paragraph" style:parent-style-name="Preformatted_20_Text">
      <style:paragraph-properties fo:orphans="2" fo:widows="2"/>
      <style:text-properties fo:font-variant="normal" fo:text-transform="none" fo:color="#202020" loext:opacity="100%" fo:font-size="12pt" fo:letter-spacing="normal" fo:font-style="normal" fo:font-weight="bold" officeooo:paragraph-rsid="001300ee"/>
    </style:style>
    <style:style style:name="P48" style:family="paragraph" style:parent-style-name="Preformatted_20_Text">
      <style:paragraph-properties fo:margin-top="0in" fo:margin-bottom="0.1965in" style:contextual-spacing="false" fo:orphans="2" fo:widows="2"/>
      <style:text-properties fo:font-variant="normal" fo:text-transform="none" fo:color="#202020" loext:opacity="100%" fo:font-size="12pt" fo:letter-spacing="normal" fo:font-style="normal" fo:font-weight="bold" officeooo:paragraph-rsid="001300ee"/>
    </style:style>
    <style:style style:name="P49" style:family="paragraph" style:parent-style-name="Preformatted_20_Text">
      <style:paragraph-properties fo:orphans="2" fo:widows="2"/>
      <style:text-properties fo:font-variant="normal" fo:text-transform="none" fo:color="#008000" loext:opacity="100%" fo:font-size="12pt" fo:letter-spacing="normal" fo:font-style="normal" fo:font-weight="normal" officeooo:paragraph-rsid="0011af95" fo:background-color="transparent"/>
    </style:style>
    <style:style style:name="P50" style:family="paragraph" style:parent-style-name="Preformatted_20_Text">
      <style:paragraph-properties fo:orphans="2" fo:widows="2"/>
      <style:text-properties fo:font-variant="normal" fo:text-transform="none" fo:color="#008000" loext:opacity="100%" fo:font-size="12pt" fo:letter-spacing="normal" fo:font-style="normal" fo:font-weight="normal" officeooo:paragraph-rsid="0011af95"/>
    </style:style>
    <style:style style:name="P51" style:family="paragraph" style:parent-style-name="Preformatted_20_Text">
      <style:paragraph-properties fo:orphans="2" fo:widows="2"/>
      <style:text-properties fo:font-variant="normal" fo:text-transform="none" fo:color="#008000" loext:opacity="100%" fo:font-size="12pt" fo:letter-spacing="normal" fo:font-style="normal" fo:font-weight="bold" officeooo:paragraph-rsid="001300ee"/>
    </style:style>
    <style:style style:name="P52" style:family="paragraph" style:parent-style-name="Text_20_body" style:list-style-name="L1">
      <style:paragraph-properties fo:margin-top="0in" fo:margin-bottom="0in" style:contextual-spacing="false" fo:text-align="justify" style:justify-single-word="false" fo:orphans="2" fo:widows="2"/>
    </style:style>
    <style:style style:name="P53" style:family="paragraph" style:parent-style-name="Text_20_body" style:list-style-name="L1">
      <style:paragraph-properties fo:text-align="justify" style:justify-single-word="false" fo:orphans="2" fo:widows="2"/>
      <style:text-properties fo:font-variant="normal" fo:text-transform="none" fo:color="#202020" loext:opacity="100%" style:font-name="Arial" fo:font-size="12pt" fo:letter-spacing="normal" fo:font-style="normal" fo:font-weight="normal"/>
    </style:style>
    <style:style style:name="P54" style:family="paragraph" style:parent-style-name="Text_20_body">
      <style:paragraph-properties fo:margin-left="0in" fo:margin-right="0in" fo:orphans="2" fo:widows="2" fo:text-indent="0in" style:auto-text-indent="false"/>
      <style:text-properties fo:font-variant="normal" fo:text-transform="none" fo:color="#202020" loext:opacity="100%" style:font-name="courier" fo:font-size="12pt" fo:letter-spacing="normal" fo:font-style="normal" fo:font-weight="normal"/>
    </style:style>
    <style:style style:name="T1" style:family="text">
      <style:text-properties fo:font-variant="normal" fo:text-transform="none" fo:color="#1a3065" loext:opacity="100%" style:font-name="Arial" fo:font-size="22.5pt" fo:letter-spacing="normal" fo:font-style="normal" fo:font-weight="normal"/>
    </style:style>
    <style:style style:name="T2" style:family="text">
      <style:text-properties fo:font-variant="normal" fo:text-transform="none" fo:color="#1a3065" loext:opacity="100%" style:font-name="Arial" fo:font-size="13.5pt" fo:letter-spacing="normal" fo:font-style="normal" fo:font-weight="normal"/>
    </style:style>
    <style:style style:name="T3" style:family="text">
      <style:text-properties fo:font-variant="normal" fo:text-transform="none" fo:color="#1a3065" loext:opacity="100%" style:font-name="arial1" fo:font-size="22.5pt" fo:letter-spacing="normal" fo:font-style="normal" fo:font-weight="normal"/>
    </style:style>
    <style:style style:name="T4" style:family="text">
      <style:text-properties fo:font-variant="normal" fo:text-transform="none" fo:color="#1a3065" loext:opacity="100%" style:font-name="arial1" fo:font-size="13.5pt" fo:letter-spacing="normal" fo:font-style="normal" fo:font-weight="normal"/>
    </style:style>
    <style:style style:name="T5" style:family="text">
      <style:text-properties fo:font-variant="normal" fo:text-transform="none" fo:color="#0000ee" loext:opacity="100%" style:text-line-through-style="none" style:text-line-through-type="none" style:font-name="Arial" fo:font-size="13.5pt" fo:letter-spacing="normal" fo:font-style="normal" style:text-underline-style="none" fo:font-weight="bold" style:text-blinking="false"/>
    </style:style>
    <style:style style:name="T6" style:family="text">
      <style:text-properties fo:font-variant="normal" fo:text-transform="none" fo:color="#0000ee" loext:opacity="100%" style:text-line-through-style="none" style:text-line-through-type="none" style:font-name="Arial" fo:font-size="13.5pt" fo:letter-spacing="normal" fo:font-style="normal" style:text-underline-style="none" style:text-blinking="false"/>
    </style:style>
    <style:style style:name="T7" style:family="text">
      <style:text-properties fo:font-variant="normal" fo:text-transform="none" fo:color="#0000ee" loext:opacity="100%" style:text-line-through-style="none" style:text-line-through-type="none" style:font-name="Arial" fo:font-size="12pt" fo:letter-spacing="normal" fo:font-style="normal" style:text-underline-style="none" fo:font-weight="normal" style:text-blinking="false"/>
    </style:style>
    <style:style style:name="T8" style:family="text">
      <style:text-properties fo:font-variant="normal" fo:text-transform="none" fo:color="#0000ee" loext:opacity="100%" style:text-line-through-style="none" style:text-line-through-type="none" fo:font-size="12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0000ee" loext:opacity="100%" style:text-line-through-style="none" style:text-line-through-type="none" style:font-name="arial1" fo:font-size="13.5pt" fo:letter-spacing="normal" fo:font-style="normal" style:text-underline-style="none" fo:font-weight="bold" style:text-blinking="false"/>
    </style:style>
    <style:style style:name="T10" style:family="text">
      <style:text-properties fo:font-variant="normal" fo:text-transform="none" fo:color="#0000ee" loext:opacity="100%" style:text-line-through-style="none" style:text-line-through-type="none" style:font-name="arial1" fo:font-size="12pt" fo:letter-spacing="normal" fo:font-style="normal" style:text-underline-style="none" fo:font-weight="normal" style:text-blinking="false"/>
    </style:style>
    <style:style style:name="T11" style:family="text">
      <style:text-properties fo:font-variant="normal" fo:text-transform="none" fo:color="#202020" loext:opacity="100%" style:font-name="Arial" fo:font-size="12pt" fo:letter-spacing="normal" fo:font-style="normal" fo:font-weight="normal"/>
    </style:style>
    <style:style style:name="T12" style:family="text">
      <style:text-properties fo:font-variant="normal" fo:text-transform="none" fo:color="#202020" loext:opacity="100%" fo:font-size="12pt" fo:letter-spacing="normal" fo:font-style="normal" fo:font-weight="normal"/>
    </style:style>
    <style:style style:name="T13" style:family="text">
      <style:text-properties fo:font-variant="normal" fo:text-transform="none" fo:color="#202020" loext:opacity="100%" fo:font-size="12pt" fo:letter-spacing="normal" fo:font-style="normal" fo:font-weight="normal" fo:background-color="transparent" loext:char-shading-value="0"/>
    </style:style>
    <style:style style:name="T14" style:family="text">
      <style:text-properties fo:font-variant="normal" fo:text-transform="none" fo:color="#202020" loext:opacity="100%" fo:letter-spacing="normal" fo:background-color="transparent" loext:char-shading-value="0"/>
    </style:style>
    <style:style style:name="T15" style:family="text">
      <style:text-properties fo:font-variant="normal" fo:text-transform="none" fo:color="#202020" loext:opacity="100%" style:font-name="courier" fo:font-size="12pt" fo:letter-spacing="normal" fo:font-style="normal" fo:font-weight="normal"/>
    </style:style>
    <style:style style:name="T16" style:family="text">
      <style:text-properties fo:font-variant="normal" fo:text-transform="none" fo:color="#202020" loext:opacity="100%" style:font-name="arial1" fo:font-size="12pt" fo:letter-spacing="normal" fo:font-style="normal" fo:font-weight="normal"/>
    </style:style>
    <style:style style:name="T17" style:family="text">
      <style:text-properties fo:font-variant="normal" fo:text-transform="none" fo:color="#202020" loext:opacity="100%" style:text-line-through-style="none" style:text-line-through-type="none" style:font-name="Arial" fo:font-size="12pt" fo:letter-spacing="normal" fo:font-style="normal" style:text-underline-style="none" fo:font-weight="normal" style:text-blinking="false"/>
    </style:style>
    <style:style style:name="T18" style:family="text">
      <style:text-properties fo:font-weight="bold"/>
    </style:style>
    <style:style style:name="T19" style:family="text">
      <style:text-properties fo:color="#1a3065" loext:opacity="100%" fo:font-size="22.5pt"/>
    </style:style>
    <style:style style:name="T20" style:family="text">
      <style:text-properties fo:color="#1a3065" loext:opacity="100%" fo:font-size="13.5pt"/>
    </style:style>
    <style:style style:name="T21" style:family="text">
      <style:text-properties fo:color="#0000ee" loext:opacity="100%" style:text-line-through-style="none" style:text-line-through-type="none" style:text-underline-style="none" style:text-blinking="false"/>
    </style:style>
    <style:style style:name="T22" style:family="text">
      <style:text-properties fo:color="#0000ee" loext:opacity="100%" style:text-line-through-style="none" style:text-line-through-type="none" style:font-name="arial" style:text-underline-style="none" style:text-blinking="false"/>
    </style:style>
    <style:style style:name="T23" style:family="text">
      <style:text-properties fo:color="#0000ee" loext:opacity="100%" style:text-line-through-style="none" style:text-line-through-type="none" fo:font-size="13.5pt" style:text-underline-style="none" fo:font-weight="bold" style:text-blinking="false"/>
    </style:style>
    <style:style style:name="T24" style:family="text">
      <style:text-properties fo:font-size="12pt" fo:font-style="normal" fo:font-weight="normal"/>
    </style:style>
    <style:style style:name="T25" style:family="text">
      <style:text-properties fo:font-size="12pt" fo:font-style="normal" fo:font-weight="bold"/>
    </style:style>
    <style:style style:name="T26" style:family="text">
      <style:text-properties style:font-name="arial"/>
    </style:style>
    <style:style style:name="T27" style:family="text">
      <style:text-properties fo:color="#008000" loext:opacity="100%" fo:font-size="12pt" fo:font-style="normal" fo:font-weight="normal"/>
    </style:style>
    <style:style style:name="T28" style:family="text">
      <style:text-properties fo:color="#ffffff" loext:opacity="100%" style:text-line-through-style="none" style:text-line-through-type="none" style:text-underline-style="none" fo:font-weight="bold" style:text-blinking="false"/>
    </style:style>
    <style:style style:name="T29" style:family="text"/>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xTimerCreate<text:line-break/></text:span><text:span text:style-name="T2"> [</text:span><text:a xlink:type="simple" xlink:href="https://www.freertos.org/FreeRTOS-Software-Timer-API-Functions.html" text:style-name="Internet_20_link" text:visited-style-name="Visited_20_Internet_20_Link"><text:span text:style-name="T6">API hẹn giờ</text:span></text:a><text:span text:style-name="T2">]</text:span></text:h>
      <text:p text:style-name="P7">timers.h</text:p>
      <text:p text:style-name="P40">TimerHandle_t xTimerCreate</text:p>
      <text:p text:style-name="P40">( const char * const pcTimerName,</text:p>
      <text:p text:style-name="P40">const TickType_t xTimerPeriod,</text:p>
      <text:p text:style-name="P40">const UBaseType_t uxAutoReload,</text:p>
      <text:p text:style-name="P40">void * const pvTimerID,</text:p>
      <text:p text:style-name="P41">TimerCallbackFunction_t pxCallbackFunction );</text:p>
      <text:p text:style-name="P39"><text:span text:style-name="T11">Tạo một </text:span>phiên bản<text:a xlink:type="simple" xlink:href="https://www.freertos.org/RTOS-software-timer.html" text:style-name="Internet_20_link" text:visited-style-name="Visited_20_Internet_20_Link"><text:span text:style-name="T7"> bộ hẹn giờ phần mềm</text:span></text:a> mới<text:span text:style-name="T11"> và trả về một tay cầm mà bộ hẹn giờ có thể được tham chiếu.</text:span></text:p>
      <text:p text:style-name="P3">Để chức năng API RTOS này khả dụng:</text:p>
      <text:list text:style-name="L1">
        <text:list-item>
          <text:p text:style-name="P52"><text:span text:style-name="T11">configUSE_TIMERS và </text:span>configSUPPORT<text:a xlink:type="simple" xlink:href="https://www.freertos.org/a00110.html#configSUPPORT_DYNAMIC_ALLOCATION" text:style-name="Internet_20_link" text:visited-style-name="Visited_20_Internet_20_Link"><text:span text:style-name="T7">_DYNAMIC_ALLOCATION</text:span></text:a><text:span text:style-name="T11"> phải được đặt thành 1 trong FreeRTOSConfig.h (configSUPPORT_DYNAMIC_ALLOCATION cũng có thể không được xác định, trong trường hợp đó, nó sẽ mặc định là 1).</text:span></text:p>
        </text:list-item>
        <text:list-item>
          <text:p text:style-name="P53">Tệp nguồn FreeRTOS/Source/timers.c C phải được bao gồm trong bản dựng.</text:p>
        </text:list-item>
      </text:list>
      <text:p text:style-name="P39"><text:span text:style-name="T11">Mỗi bộ hẹn giờ phần mềm yêu cầu một lượng RAM nhỏ được sử dụng để giữ trạng thái của bộ hẹn giờ. Nếu bộ hẹn giờ được tạo bằng xTimerCreate() thì RAM này sẽ tự động được phân bổ từ </text:span><text:a xlink:type="simple" xlink:href="https://www.freertos.org/a00111.html" text:style-name="Internet_20_link" text:visited-style-name="Visited_20_Internet_20_Link"><text:span text:style-name="T7">heap FreeRTOS</text:span></text:a><text:span text:style-name="T11">. Nếu bộ hẹn giờ phần mềm được tạo </text:span><text:a xlink:type="simple" xlink:href="https://www.freertos.org/xTimerCreateStatic.html" text:style-name="Internet_20_link" text:visited-style-name="Visited_20_Internet_20_Link"><text:span text:style-name="T7">bằng xTimerCreateStatic ()</text:span></text:a><text:span text:style-name="T11"> thì RAM được cung cấp bởi trình ghi ứng dụng, yêu cầu một tham số bổ sung, nhưng cho phép RAM được phân bổ tĩnh tại thời điểm biên dịch. Xem trang </text:span><text:a xlink:type="simple" xlink:href="https://www.freertos.org/Static_Vs_Dynamic_Memory_Allocation.html" text:style-name="Internet_20_link" text:visited-style-name="Visited_20_Internet_20_Link"><text:span text:style-name="T7">Phân bổ tĩnh và động</text:span></text:a><text:span text:style-name="T11"> để biết thêm thông tin.</text:span></text:p>
      <text:p text:style-name="P28"><text:span text:style-name="T11">Bộ hẹn giờ được tạo ở trạng thái không hoạt động. Các </text:span><text:a xlink:type="simple" xlink:href="https://www.freertos.org/FreeRTOS-timers-xTimerStart.html" text:style-name="Internet_20_link" text:visited-style-name="Visited_20_Internet_20_Link"><text:span text:style-name="T7">hàmxTimerStart ()</text:span></text:a><text:span text:style-name="T11">, </text:span>xTimerReset<text:a xlink:type="simple" xlink:href="https://www.freertos.org/FreeRTOS-timers-xTimerReset.html" text:style-name="Internet_20_link" text:visited-style-name="Visited_20_Internet_20_Link"> (), xTimerStartFromISR(), xTimerResetFromISR(), xTimerChangePeriod() và xTimerChangePeriodFromISR () đều có thể được sử dụng để chuyển bộ hẹn giờ sang trạng thái hoạt động.</text:a><text:span text:style-name="T11"> </text:span></text:p>
      <text:p text:style-name="P9">Thông số:</text:p>
      <table:table table:name="Table1" table:style-name="Table1">
        <table:table-column table:style-name="Table1.A"/>
        <table:table-column table:style-name="Table1.B"/>
        <table:table-row>
          <table:table-cell office:value-type="string">
            <text:p text:style-name="Table_20_Contents"><text:span text:style-name="Emphasis"><text:span text:style-name="T26">pcTimerName </text:span></text:span></text:p>
          </table:table-cell>
          <table:table-cell table:style-name="Table1.B1" office:value-type="string">
            <text:p text:style-name="P36">Một tên văn bản có thể đọc được của con người được gán cho bộ hẹn giờ. Điều này được thực hiện hoàn toàn để hỗ trợ gỡ lỗi. Bản thân nhân RTOS chỉ tham chiếu bộ hẹn giờ bằng tay cầm của nó và không bao giờ bằng tên của nó.</text:p>
          </table:table-cell>
        </table:table-row>
        <table:table-row>
          <table:table-cell office:value-type="string">
            <text:p text:style-name="Table_20_Contents"><text:span text:style-name="Emphasis"><text:span text:style-name="T26">xTimerPeriod </text:span></text:span><text:span text:style-name="T26"/></text:p>
          </table:table-cell>
          <table:table-cell table:style-name="Table1.B1" office:value-type="string">
            <text:p text:style-name="Table_20_Contents"><text:span text:style-name="T26">Khoảng thời gian của bộ hẹn giờ. Khoảng thời gian được chỉ định bằng tick và macro pdMS_TO_TICKS() có thể được sử dụng để chuyển đổi thời gian được chỉ định bằng mili giây thành thời gian được chỉ định bằng tick. Ví dụ: nếu bộ hẹn giờ phải hết hạn sau 100 tick, thì chỉ cần đặt xTimerPeriod thành 100. Ngoài ra, nếu bộ hẹn giờ phải hết hạn sau 500ms, thì hãy đặt xTimerPeriod thành pdMS_TO_TICKS( 500 ). pdMS_TO_TICKS() chỉ có thể được sử dụng nếu </text:span>configTICK<text:a xlink:type="simple" xlink:href="https://www.freertos.org/a00110.html#configTICK_RATE_HZ" text:style-name="Internet_20_link" text:visited-style-name="Visited_20_Internet_20_Link"><text:span text:style-name="T22">_RATE_HZ</text:span></text:a><text:span text:style-name="T26"> nhỏ hơn hoặc bằng 1000. Khoảng thời gian hẹn giờ phải lớn hơn 0.</text:span></text:p>
          </table:table-cell>
        </table:table-row>
        <text:soft-page-break/>
        <table:table-row>
          <table:table-cell office:value-type="string">
            <text:p text:style-name="Table_20_Contents"><text:span text:style-name="Emphasis"><text:span text:style-name="T26">uxAutoReload </text:span></text:span><text:span text:style-name="T26"/></text:p>
          </table:table-cell>
          <table:table-cell table:style-name="Table1.B1" office:value-type="string">
            <text:p text:style-name="P36">Nếu uxAutoReload được đặt thành pdTRUE, thì bộ hẹn giờ sẽ hết hạn nhiều lần với tần số được đặt bởi tham số xTimerPeriod. Nếu uxAutoReload được đặt thành pdFALSE, thì bộ hẹn giờ sẽ là một lần chụp và chuyển sang trạng thái không hoạt động sau khi hết hạn.</text:p>
          </table:table-cell>
        </table:table-row>
        <table:table-row>
          <table:table-cell office:value-type="string">
            <text:p text:style-name="Table_20_Contents"><text:span text:style-name="Emphasis"><text:span text:style-name="T26">pvTimerID </text:span></text:span><text:span text:style-name="T26"/></text:p>
          </table:table-cell>
          <table:table-cell table:style-name="Table1.B1" office:value-type="string">
            <text:p text:style-name="Table_20_Contents"><text:span text:style-name="T26">Một mã định danh được gán cho bộ hẹn giờ đang được tạo. Thông thường, điều này sẽ được sử dụng trong chức năng gọi lại bộ hẹn giờ để xác định bộ hẹn giờ nào hết hạn khi cùng một chức năng gọi lại được gán cho nhiều bộ hẹn giờ hoặc cùng với </text:span><text:a xlink:type="simple" xlink:href="https://www.freertos.org/FreeRTOS-timers-vTimerSetTimerID.html" text:style-name="Internet_20_link" text:visited-style-name="Visited_20_Internet_20_Link"><text:span text:style-name="T22">các chức năng API vTimerSetTimerID (</text:span></text:a><text:a xlink:type="simple" xlink:href="https://www.freertos.org/FreeRTOS-timers-pvTimerGetTimerID.html" text:style-name="Internet_20_link" text:visited-style-name="Visited_20_Internet_20_Link">) và pvTimerGetTimerID () để lưu giá trị giữa các lần gọi đến chức năng gọi lại của bộ hẹn giờ.</text:a><text:span text:style-name="T26"> </text:span></text:p>
          </table:table-cell>
        </table:table-row>
        <table:table-row>
          <table:table-cell office:value-type="string">
            <text:p text:style-name="Table_20_Contents"><text:span text:style-name="Emphasis"><text:span text:style-name="T26">pxCallbackFunction </text:span></text:span><text:span text:style-name="T26"/></text:p>
          </table:table-cell>
          <table:table-cell table:style-name="Table1.B1" office:value-type="string">
            <text:p text:style-name="P37">Chức năng gọi khi bộ hẹn giờ hết hạn. Các hàm gọi lại phải có nguyên mẫu được xác định bởi TimerCallbackFunction_t, đó là: .</text:p>
            <text:p text:style-name="P34">void vCallbackFunction( TimerHandle_t xTimer );</text:p>
          </table:table-cell>
        </table:table-row>
      </table:table>
      <text:p text:style-name="P9">Trả hàng</text:p>
      <text:p text:style-name="P5">Nếu bộ hẹn giờ được tạo thành công thì một tay cầm đến bộ hẹn giờ mới được tạo sẽ được trả về. Nếu không thể tạo bộ hẹn giờ vì không còn đủ heap FreeRTOS để phân bổ các cấu trúc bộ hẹn giờ thì NULL sẽ được trả về.</text:p>
      <text:p text:style-name="P8"><text:line-break/><text:span text:style-name="T18">Ví dụ về cách sử dụng:</text:span></text:p>
      <table:table table:name="Table2" table:style-name="Table2">
        <table:table-column table:style-name="Table2.A"/>
        <table:table-row>
          <table:table-cell table:style-name="Table2.A1" office:value-type="string">
            <text:p text:style-name="P43">#define NUM_TIMERS 5</text:p>
            <text:p text:style-name="P35"/>
            <text:p text:style-name="P49">/* Một mảng để giữ các tay cầm cho các bộ hẹn giờ đã tạo. */</text:p>
            <text:p text:style-name="P44">TimerHandle_t xTimers[ NUM_TIMERS ];</text:p>
            <text:p text:style-name="P35"/>
            <text:p text:style-name="P49">/* Xác định chức năng gọi lại sẽ được sử dụng bởi nhiều bộ hẹn giờ</text:p>
            <text:p text:style-name="P49">các trường hợp. Chức năng gọi lại không làm gì ngoài việc đếm số</text:p>
            <text:p text:style-name="P49">thời gian bộ hẹn giờ được liên kết hết hạn và dừng bộ hẹn giờ sau khi</text:p>
            <text:p text:style-name="P49">bộ hẹn giờ đã hết hạn 10 lần. Số lượng được lưu dưới dạng ID của</text:p>
            <text:p text:style-name="P49">hẹn giờ. */</text:p>
            <text:p text:style-name="P44">void vTimerCallback( TimerHandle_t xTimer )</text:p>
            <text:p text:style-name="P44">{</text:p>
            <text:p text:style-name="P44">const uint32_t ulMaxExpiryCountBeforeStopping = 10;</text:p>
            <text:p text:style-name="P44">uint32_t ulCount;</text:p>
            <text:p text:style-name="P35"/>
            <text:p text:style-name="P49">/* Tùy chọn làm điều gì đó nếu tham số pxTimer là NULL. */</text:p>
            <text:p text:style-name="P44">configASSERT( xTimer );</text:p>
            <text:p text:style-name="P35"/>
            <text:p text:style-name="P49">/* Số lần bộ hẹn giờ này đã hết hạn được lưu dưới dạng</text:p>
            <text:p text:style-name="P49">iD của bộ hẹn giờ. Lấy số đếm. */</text:p>
            <text:p text:style-name="P31"><text:span text:style-name="T13">ulCount = ( uint32_t ) </text:span><text:a xlink:type="simple" xlink:href="https://www.freertos.org/FreeRTOS-timers-pvTimerGetTimerID.html" text:style-name="Internet_20_link" text:visited-style-name="Visited_20_Internet_20_Link"><text:span text:style-name="T8">pvTimerGetTimerID</text:span></text:a><text:span text:style-name="T13">( xTimer );</text:span></text:p>
            <text:p text:style-name="P35"/>
            <text:p text:style-name="P49">/* Tăng số đếm, sau đó kiểm tra xem bộ hẹn giờ đã hết hạn chưa</text:p>
            <text:p text:style-name="P49">ulMaxExpiryCountBeforeStopping. */</text:p>
            <text:p text:style-name="P44">ulCount++;</text:p>
            <text:p text:style-name="P35"><text:soft-page-break/></text:p>
            <text:p text:style-name="P49">/* Nếu bộ hẹn giờ đã hết hạn 10 lần thì hãy dừng chạy. */</text:p>
            <text:p text:style-name="P44">if( ulCount &gt;= ulMaxExpiryCountBeforeStopping )</text:p>
            <text:p text:style-name="P18"><text:s/><text:span text:style-name="T24">{</text:span></text:p>
            <text:p text:style-name="P49">/* Không sử dụng thời gian chặn nếu gọi hàm API hẹn giờ</text:p>
            <text:p text:style-name="P49">từ chức năng gọi lại bộ hẹn giờ, vì làm như vậy có thể gây ra</text:p>
            <text:p text:style-name="P49">bế tắc! */</text:p>
            <text:p text:style-name="P31"><text:a xlink:type="simple" xlink:href="https://www.freertos.org/FreeRTOS-timers-xTimerStop.html" text:style-name="Internet_20_link" text:visited-style-name="Visited_20_Internet_20_Link"><text:span text:style-name="T8">xTimerStop</text:span></text:a><text:span text:style-name="T13">( xTimer, 0 );</text:span></text:p>
            <text:p text:style-name="P44">}</text:p>
            <text:p text:style-name="P44">khác</text:p>
            <text:p text:style-name="P44">{</text:p>
            <text:p text:style-name="P49">/* Lưu số lượng tăng trở lại vào trường ID của bộ hẹn giờ</text:p>
            <text:p text:style-name="P49">vì vậy nó có thể được đọc lại vào lần tiếp theo bộ hẹn giờ phần mềm này</text:p>
            <text:p text:style-name="P49">hết hạn. */</text:p>
            <text:p text:style-name="P31"><text:a xlink:type="simple" xlink:href="https://www.freertos.org/FreeRTOS-timers-vTimerSetTimerID.html" text:style-name="Internet_20_link" text:visited-style-name="Visited_20_Internet_20_Link"><text:span text:style-name="T8">vTimerSetTimerID</text:span></text:a><text:span text:style-name="T13">( xTimer, ( void * ) ulCount );</text:span></text:p>
            <text:p text:style-name="P44">}</text:p>
            <text:p text:style-name="P44">}</text:p>
            <text:p text:style-name="P35"/>
            <text:p text:style-name="P44">void main( void )</text:p>
            <text:p text:style-name="P44">{</text:p>
            <text:p text:style-name="P44">dài x;</text:p>
            <text:p text:style-name="P35"/>
            <text:p text:style-name="P49">/* Tạo sau đó bắt đầu một số bộ hẹn giờ. Bắt đầu hẹn giờ trước</text:p>
            <text:p text:style-name="P49">bộ lập lịch RTOS đã được bắt đầu có nghĩa là bộ hẹn giờ sẽ bắt đầu</text:p>
            <text:p text:style-name="P49">chạy ngay khi bộ lập lịch RTOS bắt đầu. */</text:p>
            <text:p text:style-name="P44">cho( x = 0; x &lt; NUM_TIMERS; x++ )</text:p>
            <text:p text:style-name="P44">{</text:p>
            <text:p text:style-name="P44">xTimers[ x ] = xTimerCreate</text:p>
            <text:p text:style-name="P18"><text:span text:style-name="T24">(</text:span><text:span text:style-name="T27">/* Chỉ là tên văn bản, không được RTO sử dụng</text:span></text:p>
            <text:p text:style-name="P49">hạt nhân. */</text:p>
            <text:p text:style-name="P18"><text:span text:style-name="T24">+ </text:span>Hẹn giờ</text:p>
            <text:p text:style-name="P49">/* Khoảng thời gian hẹn giờ tính bằng tick, phải là</text:p>
            <text:p text:style-name="P49">lớn hơn 0. */</text:p>
            <text:p text:style-name="P44">( 100 * x ) + 100,</text:p>
            <text:p text:style-name="P49">/* Bộ hẹn giờ sẽ tự động tải lại</text:p>
            <text:p text:style-name="P49">khi chúng hết hạn. */</text:p>
            <text:p text:style-name="P44">pdTRUE,</text:p>
            <text:p text:style-name="P49">/* ID được sử dụng để lưu trữ số lượng</text:p>
            <text:p text:style-name="P49">số lần bộ hẹn giờ đã hết hạn,</text:p>
            <text:p text:style-name="P49">được khởi tạo thành 0. */</text:p>
            <text:p text:style-name="P44">( void * ) 0,</text:p>
            <text:p text:style-name="P49">/* Mỗi bộ hẹn giờ gọi cùng một cuộc gọi lại khi</text:p>
            <text:p text:style-name="P49">nó hết hạn. */</text:p>
            <text:p text:style-name="P44">vTimerCallback</text:p>
            <text:p text:style-name="P44">);</text:p>
            <text:p text:style-name="P35"/>
            <text:p text:style-name="P44">if( xTimers[ x ] == NULL )</text:p>
            <text:p text:style-name="P44">{</text:p>
            <text:p text:style-name="P49">/* Bộ hẹn giờ chưa được tạo. */</text:p>
            <text:p text:style-name="P44"><text:soft-page-break/>}</text:p>
            <text:p text:style-name="P44">khác</text:p>
            <text:p text:style-name="P44">{</text:p>
            <text:p text:style-name="P18"><text:s/><text:span text:style-name="T27">/* Bắt đầu hẹn giờ. Không có thời gian khối nào được chỉ định và</text:span></text:p>
            <text:p text:style-name="P49">ngay cả khi một trong số đó là nó sẽ bị bỏ qua vì các RTOS</text:p>
            <text:p text:style-name="P49">trình lên lịch chưa được bắt đầu. */</text:p>
            <text:p text:style-name="P31"><text:span text:style-name="T13">if(</text:span><text:a xlink:type="simple" xlink:href="https://www.freertos.org/FreeRTOS-timers-xTimerStart.html" text:style-name="Internet_20_link" text:visited-style-name="Visited_20_Internet_20_Link"><text:span text:style-name="T8">xTimerStart</text:span></text:a><text:span text:style-name="T13">( xTimers[ x ], 0 ) != pdPASS )</text:span></text:p>
            <text:p text:style-name="P44">{</text:p>
            <text:p text:style-name="P49">/* Không thể đặt bộ hẹn giờ thành Hoạt động</text:p>
            <text:p text:style-name="P49">tiểu bang. */</text:p>
            <text:p text:style-name="P44">}</text:p>
            <text:p text:style-name="P44">}</text:p>
            <text:p text:style-name="P44">}</text:p>
            <text:p text:style-name="P35"/>
            <text:p text:style-name="P49">/* ...</text:p>
            <text:p text:style-name="P49">Tạo nhiệm vụ tại đây.</text:p>
            <text:p text:style-name="P49">... */</text:p>
            <text:p text:style-name="P35"/>
            <text:p text:style-name="P49">/* Khởi động bộ lập lịch RTOS sẽ khởi động bộ hẹn giờ đang chạy</text:p>
            <text:p text:style-name="P49">vì chúng đã được đặt ở trạng thái hoạt động. */</text:p>
            <text:p text:style-name="P44">vTaskStartScheduler();</text:p>
            <text:p text:style-name="P35"/>
            <text:p text:style-name="P49">/* Không nên đến đây. */</text:p>
            <text:p text:style-name="P18">□<text:span text:style-name="T24">Thuận</text:span></text:p>
            <text:p text:style-name="P32"><text:span text:style-name="T13">}</text:span></text:p>
          </table:table-cell>
        </table:table-row>
      </table:table>
      <text:p text:style-name="P28"><text:span text:style-name="T15"><text:line-break/></text:span><text:span text:style-name="T1">xTimerStart<text:line-break/></text:span><text:span text:style-name="T2">[</text:span><text:a xlink:type="simple" xlink:href="https://www.freertos.org/FreeRTOS-Software-Timer-API-Functions.html" text:style-name="Internet_20_link" text:visited-style-name="Visited_20_Internet_20_Link"><text:span text:style-name="T5">API hẹn giờ</text:span></text:a><text:span text:style-name="T2">]</text:span></text:p>
      <text:p text:style-name="P7">timers.h</text:p>
      <text:p text:style-name="P40">BaseType_t xTimerStart( TimerHandle_t xTimer,</text:p>
      <text:p text:style-name="P41">TickType_t xBlockTime );</text:p>
      <text:p text:style-name="P28"><text:span text:style-name="T11">Chức năng</text:span><text:span text:style-name="T11"> hẹn giờ phần mềm được cung cấp bởi một tác vụ daemon/dịch vụ hẹn giờ. Nhiều chức năng API bộ hẹn giờ FreeRTOS công khai gửi lệnh đến tác vụ dịch vụ bộ hẹn giờ thông qua một hàng đợi được gọi là hàng đợi lệnh bộ hẹn giờ. Hàng đợi lệnh hẹn giờ là riêng tư đối với nhân RTOS và không thể truy cập trực tiếp vào mã ứng dụng. Độ dài của hàng đợi lệnh hẹn giờ được đặt bởi hằng số cấu hình CONFIGTIMER_QUEUE_LENGTH.</text:span></text:p>
      <text:p text:style-name="P28"><text:span text:style-name="T11">xTimerStart() khởi động bộ hẹn giờ đã được tạo trước đó bằng chức năng</text:span><text:span text:style-name="T11"> xTimerCreate () API. Nếu bộ hẹn giờ đã được khởi động và đã ở trạng thái hoạt động, thì xTimerStart() có chức năng tương đương với </text:span>hàm<text:a xlink:type="simple" xlink:href="https://www.freertos.org/FreeRTOS-timers-xTimerReset.html" text:style-name="Internet_20_link" text:visited-style-name="Visited_20_Internet_20_Link"> xTimerReset () API.</text:a><text:span text:style-name="T11"> </text:span></text:p>
      <text:p text:style-name="P7">Khởi động bộ hẹn giờ đảm bảo bộ hẹn giờ ở trạng thái hoạt động. Nếu bộ hẹn giờ không bị dừng, xóa hoặc đặt lại trong thời gian trung bình, chức năng gọi lại được liên kết với bộ hẹn <text:soft-page-break/>giờ sẽ được gọi là 'n 'tick sau khi xTimerStart () được gọi, trong đó 'n' là khoảng thời gian xác định bộ hẹn giờ.</text:p>
      <text:p text:style-name="P7">Việc gọi xTimerStart () trước khi bộ lập lịch RTOS đã được bắt đầu là hợp lệ, nhưng khi điều này được thực hiện, bộ hẹn giờ sẽ không thực sự bắt đầu cho đến khi bộ lập lịch RTOS được bắt đầu và thời gian hết hạn của bộ hẹn giờ sẽ liên quan đến thời điểm bộ lập lịch RTOS được bắt đầu, không liên quan đến thời điểm xTimerStart () được gọi.</text:p>
      <text:p text:style-name="P7">Hằng số cấu hình configUSE_TIMERS phải được đặt thành 1 đểxTimerStart () có sẵn.</text:p>
      <text:p text:style-name="P9">Thông số:</text:p>
      <table:table table:name="Table3" table:style-name="Table3">
        <table:table-column table:style-name="Table3.A"/>
        <table:table-column table:style-name="Table3.B"/>
        <table:table-row>
          <table:table-cell office:value-type="string">
            <text:p text:style-name="Table_20_Contents"><text:span text:style-name="Emphasis"><text:span text:style-name="T26">xTimer </text:span></text:span></text:p>
          </table:table-cell>
          <table:table-cell table:style-name="Table3.B1" office:value-type="string">
            <text:p text:style-name="P36">Tay cầm của bộ hẹn giờ đang được khởi động/khởi động lại.</text:p>
          </table:table-cell>
        </table:table-row>
        <table:table-row>
          <table:table-cell office:value-type="string">
            <text:p text:style-name="Table_20_Contents"><text:span text:style-name="Emphasis"><text:span text:style-name="T26">xBlockTime </text:span></text:span></text:p>
          </table:table-cell>
          <table:table-cell table:style-name="Table3.B1" office:value-type="string">
            <text:p text:style-name="P36">Chỉ định thời gian, tính bằng tick, mà nhiệm vụ gọi nên được giữ ở trạng thái Bị chặn để chờ lệnh bắt đầu được gửi thành công đến hàng đợi lệnh hẹn giờ, nếu hàng đợi đã đầy khi xTimerStart () được gọi. xBlockTime bị bỏ qua nếu xTimerStart () được gọi trước khi bộ lập lịch RTOS được khởi động.</text:p>
          </table:table-cell>
        </table:table-row>
      </table:table>
      <text:p text:style-name="P9">Trả hàng</text:p>
      <text:p text:style-name="P4">pdFAIL sẽ được trả về nếu lệnh bắt đầu không thể được gửi đến hàng đợi lệnh hẹn giờ ngay cả sau khi xBlockTime ticks đã trôi qua. pdPASS sẽ được trả về nếu lệnh được gửi thành công đến hàng đợi lệnh hẹn giờ. Khi lệnh thực sự được xử lý sẽ phụ thuộc vào mức độ ưu tiên của tác vụ daemon/dịch vụ hẹn giờ so với các tác vụ khác trong hệ thống, mặc dù thời gian hết hạn của bộ hẹn giờ liên quan đến thời điểm xTimerStart () thực sự được gọi. Mức độ ưu tiên của tác vụ daemon/dịch vụ hẹn giờ được đặt bởi hằng số cấu hình configTIMER_TASK_PRIORITY.</text:p>
      <text:p text:style-name="P4"/>
      <text:h text:style-name="P2" text:outline-level="1"><text:span text:style-name="T19">xTimerChangePeriod<text:line-break/></text:span><text:span text:style-name="T20">[</text:span><text:a xlink:type="simple" xlink:href="https://www.freertos.org/FreeRTOS-Software-Timer-API-Functions.html" text:style-name="Internet_20_link" text:visited-style-name="Visited_20_Internet_20_Link"><text:span text:style-name="T23">API hẹn giờ</text:span></text:a><text:span text:style-name="T20">]</text:span></text:h>
      <text:p text:style-name="P7">timers.h</text:p>
      <text:p text:style-name="P40">BaseType_t xTimerChangePeriod( TimerHandle_t xTimer,</text:p>
      <text:p text:style-name="P40">TickType_t xNewPeriod,</text:p>
      <text:p text:style-name="P41">TickType_t xBlockTime );</text:p>
      <text:p text:style-name="P28"><text:span text:style-name="T11">Chức năng</text:span><text:span text:style-name="T11"> hẹn giờ phần mềm được cung cấp bởi một tác vụ daemon/dịch vụ hẹn giờ. Nhiều chức năng API bộ hẹn giờ FreeRTOS công khai gửi lệnh đến tác vụ dịch vụ bộ hẹn giờ thông qua một hàng đợi được gọi là hàng đợi lệnh bộ hẹn giờ. Hàng đợi lệnh hẹn giờ là riêng tư đối với nhân RTOS và không thể truy cập trực tiếp vào mã ứng dụng. Độ dài của hàng đợi lệnh hẹn giờ được đặt bởi hằng số cấu hình CONFIGTIMER_QUEUE_LENGTH.</text:span></text:p>
      <text:p text:style-name="P28"><text:span text:style-name="T11">xTimerChangePeriod() thay đổi khoảng thời gian của bộ hẹn giờ đã được tạo trước đó bằng </text:span>hàm<text:a xlink:type="simple" xlink:href="https://www.freertos.org/FreeRTOS-timers-xTimerCreate.html" text:style-name="Internet_20_link" text:visited-style-name="Visited_20_Internet_20_Link"><text:span text:style-name="T7"> xTimerCreate ()</text:span></text:a><text:span text:style-name="T11"> API.</text:span></text:p>
      <text:p text:style-name="P7"><text:soft-page-break/>xTimerChangePeriod() có thể được gọi để thay đổi khoảng thời gian của bộ hẹn giờ trạng thái hoạt động hoặc không hoạt động. Thay đổi khoảng thời gian của bộ hẹn giờ không hoạt động cũng sẽ bắt đầu bộ hẹn giờ.</text:p>
      <text:p text:style-name="P7">Hằng số cấu hình configUSE_TIMERS phải được đặt thành 1 choxTimerChangePeriod () có sẵn.</text:p>
      <text:p text:style-name="P9">Thông số:</text:p>
      <table:table table:name="Table4" table:style-name="Table4">
        <table:table-column table:style-name="Table4.A"/>
        <table:table-column table:style-name="Table4.B"/>
        <table:table-row>
          <table:table-cell office:value-type="string">
            <text:p text:style-name="Table_20_Contents"><text:span text:style-name="Emphasis"><text:span text:style-name="T26">xTimer </text:span></text:span></text:p>
          </table:table-cell>
          <table:table-cell table:style-name="Table4.B1" office:value-type="string">
            <text:p text:style-name="P36">Tay cầm của bộ hẹn giờ có thời gian sẽ được thay đổi.</text:p>
          </table:table-cell>
        </table:table-row>
        <table:table-row>
          <table:table-cell office:value-type="string">
            <text:p text:style-name="Table_20_Contents"><text:span text:style-name="Emphasis"><text:span text:style-name="T26">xNewPeriod </text:span></text:span></text:p>
          </table:table-cell>
          <table:table-cell table:style-name="Table4.B1" office:value-type="string">
            <text:p text:style-name="P36">Khoảng thời gian mới cho xTimer. Chu kỳ hẹn giờ được chỉ định theo chu kỳ đánh dấu, vì vậy portTICK_PERIOD_MS không đổi có thể được sử dụng để chuyển đổi thời gian đã được chỉ định theo mili giây. Ví dụ: nếu bộ hẹn giờ phải hết hạn sau 100 tick, thì xNewPeriod phải được đặt thành 100. Ngoài ra, nếu bộ hẹn giờ phải hết hạn sau 500ms, thì xNewPeriod có thể được đặt thành ( 500 /portTICK_PERIOD_MS ) với điều kiện configTICK_RATE_HZ nhỏ hơn hoặc bằng 1000. Khoảng thời gian hẹn giờ phải lớn hơn 0.</text:p>
          </table:table-cell>
        </table:table-row>
        <table:table-row>
          <table:table-cell office:value-type="string">
            <text:p text:style-name="Table_20_Contents"><text:span text:style-name="Emphasis"><text:span text:style-name="T26">xBlockTime </text:span></text:span></text:p>
          </table:table-cell>
          <table:table-cell table:style-name="Table4.B1" office:value-type="string">
            <text:p text:style-name="P36">Chỉ định thời gian, tính bằng tick, mà nhiệm vụ gọi nên được giữ ở trạng thái Bị chặn để chờ lệnh thời gian thay đổi được gửi thành công đến hàng đợi lệnh hẹn giờ, nếu hàng đợi đã đầy khi xTimerChangePeriod () được gọi. xBlockTime bị bỏ qua nếu xTimerChangePeriod () được gọi trước khi bộ lập lịch RTOS được bắt đầu.</text:p>
          </table:table-cell>
        </table:table-row>
      </table:table>
      <text:p text:style-name="P9">Trả hàng</text:p>
      <text:p text:style-name="P5">pdFAIL sẽ được trả về nếu lệnh thời gian thay đổi không thể được gửi đến hàng đợi lệnh hẹn giờ ngay cả sau khi xBlockTime ticks đã trôi qua. pdPASS sẽ được trả về nếu lệnh được gửi thành công đến hàng đợi lệnh hẹn giờ. Khi lệnh thực sự được xử lý sẽ phụ thuộc vào mức độ ưu tiên của dịch vụ hẹn giờ/tác vụ daemon so với các tác vụ khác trong hệ thống. Mức độ ưu tiên của tác vụ daemon/dịch vụ hẹn giờ được đặt bởi hằng số cấu hình configTIMER_TASK_PRIORITY.</text:p>
      <text:p text:style-name="P7">Ví dụ về cách sử dụng:</text:p>
      <table:table table:name="Table5" table:style-name="Table5">
        <table:table-column table:style-name="Table5.A"/>
        <table:table-row>
          <table:table-cell table:style-name="Table5.A1" office:value-type="string">
            <text:p text:style-name="P23">/* Hàm này giả định xTimer đã được tạo. Nếu bộ hẹn giờ</text:p>
            <text:p text:style-name="P24">được tham chiếu bởi xTimer đã hoạt động khi nó được gọi, sau đó bộ hẹn giờ</text:p>
            <text:p text:style-name="P24">sẽ bị xóa. Nếu bộ hẹn giờ được tham chiếu bởi xTimer không hoạt động khi nó</text:p>
            <text:p text:style-name="P24">được gọi, sau đó khoảng thời gian của bộ hẹn giờ được đặt thành 500ms và bộ hẹn giờ là</text:p>
            <text:p text:style-name="P24">Bắt đầu */</text:p>
            <text:p text:style-name="P20">void vAFunction( TimerHandle_t xTimer )</text:p>
            <text:p text:style-name="P20">{</text:p>
            <text:p text:style-name="P24">/* hoặc đơn giản và tương đương hơn</text:p>
            <text:p text:style-name="P24">"if( xTimerIsTimerActive( xTimer ) )" */</text:p>
            <text:p text:style-name="P20">if( xTimerIsTimerActive( xTimer ) != pdFALSE )</text:p>
            <text:p text:style-name="P20">{</text:p>
            <text:p text:style-name="P24">/* xTimer đã hoạt động - xóa nó. */</text:p>
            <text:p text:style-name="P20">xTimerDelete( xTimer );</text:p>
            <text:p text:style-name="P20">}</text:p>
            <text:p text:style-name="P20"><text:soft-page-break/>khác</text:p>
            <text:p text:style-name="P20">{</text:p>
            <text:p text:style-name="P24">/* xTimer không hoạt động, thay đổi khoảng thời gian của nó thành 500ms. Điều này cũng sẽ</text:p>
            <text:p text:style-name="P24">làm cho bộ hẹn giờ khởi động. Chặn tối đa 100 tick nếu</text:p>
            <text:p text:style-name="P24">lệnh thời gian thay đổi không thể được gửi ngay đến bộ hẹn giờ</text:p>
            <text:p text:style-name="P24">hàng đợi lệnh. */</text:p>
            <text:p text:style-name="P17"><text:s/><text:span text:style-name="T24">if( xTimerChangePeriod( xTimer, 500 / portTICK_PERIOD_MS, 100 )</text:span></text:p>
            <text:p text:style-name="P20">== pdPASS )</text:p>
            <text:p text:style-name="P20">{</text:p>
            <text:p text:style-name="P24">/* Lệnh đã được gửi thành công. */</text:p>
            <text:p text:style-name="P20">}</text:p>
            <text:p text:style-name="P20">khác</text:p>
            <text:p text:style-name="P20">{</text:p>
            <text:p text:style-name="P24">/* Không thể gửi lệnh, ngay cả sau khi chờ 100 tick</text:p>
            <text:p text:style-name="P24">để vượt qua. Thực hiện hành động thích hợp tại đây. */</text:p>
            <text:p text:style-name="P20">}</text:p>
            <text:p text:style-name="P20">}</text:p>
            <text:p text:style-name="P11">}</text:p>
          </table:table-cell>
        </table:table-row>
      </table:table>
      <text:p text:style-name="P6"/>
      <text:h text:style-name="P26" text:outline-level="1"><text:span text:style-name="T3">vTimerSetReloadMode<text:line-break/></text:span><text:span text:style-name="T4">[</text:span><text:a xlink:type="simple" xlink:href="https://www.freertos.org/FreeRTOS-Software-Timer-API-Functions.html" text:style-name="Internet_20_link" text:visited-style-name="Visited_20_Internet_20_Link"><text:span text:style-name="T9">API hẹn giờ</text:span></text:a><text:span text:style-name="T4">]</text:span></text:h>
      <text:p text:style-name="P16">timers.h</text:p>
      <text:p text:style-name="P40">void vTimerSetReloadMode( TimerHandle_t xTimer,</text:p>
      <text:p text:style-name="P41">const UBaseType_t uxAutoReload );</text:p>
      <text:p text:style-name="P28"><text:span text:style-name="T16">Cập nhật 'chế độ' của </text:span><text:a xlink:type="simple" xlink:href="https://www.freertos.org/RTOS-software-timer.html" text:style-name="Internet_20_link" text:visited-style-name="Visited_20_Internet_20_Link"><text:span text:style-name="T10">bộ hẹn giờ phần mềm thành bộ hẹn giờ</text:span></text:a><text:span text:style-name="T16"> tự động tải lại hoặc bộ hẹn giờ một lần.</text:span></text:p>
      <text:p text:style-name="P16">Bộ hẹn giờ tự động tải lại sẽ tự đặt lại mỗi khi hết hạn, khiến bộ hẹn giờ hết hạn (và do đó thực hiện gọi lại) định kỳ.</text:p>
      <text:p text:style-name="P16">Bộ hẹn giờ một lần không tự động đặt lại, do đó sẽ chỉ hết hạn (và do đó thực hiện gọi lại) một lần trừ khi nó được khởi động lại theo cách thủ công.</text:p>
      <text:p text:style-name="P16">Chức năng API này chỉ khả dụng nếu tệp nguồn FreeRTOS/Source/timers.c được bao gồm trong dự án đã xây dựng.</text:p>
      <text:p text:style-name="P15">Thông số:</text:p>
      <table:table table:name="Table6" table:style-name="Table6">
        <table:table-column table:style-name="Table6.A"/>
        <table:table-column table:style-name="Table6.B"/>
        <table:table-row>
          <table:table-cell office:value-type="string">
            <text:p text:style-name="Table_20_Contents"><text:span text:style-name="Emphasis"><text:span text:style-name="T26">xTimer </text:span></text:span></text:p>
          </table:table-cell>
          <table:table-cell table:style-name="Table6.B1" office:value-type="string">
            <text:p text:style-name="Table_20_Contents"><text:span text:style-name="T26">Tay cầm của bộ hẹn giờ để cập nhật. Tay cầm sẽ được trả về từ lệnh gọi xTimerCreate </text:span>()<text:span text:style-name="T26"> hoặc </text:span><text:a xlink:type="simple" xlink:href="https://www.freertos.org/FreeRTOS-timers-xTimerCreate.html" text:style-name="Internet_20_link" text:visited-style-name="Visited_20_Internet_20_Link">xTimerCreateStatic () được sử dụng để tạo bộ hẹn giờ.</text:a><text:span text:style-name="T26"> </text:span></text:p>
          </table:table-cell>
        </table:table-row>
        <table:table-row>
          <table:table-cell office:value-type="string">
            <text:p text:style-name="Table_20_Contents"><text:span text:style-name="Emphasis"><text:span text:style-name="T26">uxAutoReload </text:span></text:span><text:span text:style-name="T26"/></text:p>
          </table:table-cell>
          <table:table-cell table:style-name="Table6.B1" office:value-type="string">
            <text:p text:style-name="P36">Đặt uxAutoReload thành pdTRUE để đặt bộ hẹn giờ thành chế độ tự động tải lại hoặc pdFALSE để đặt bộ hẹn giờ thành chế độ một lần chụp.</text:p>
          </table:table-cell>
        </table:table-row>
      </table:table>
      <text:p text:style-name="P54"><text:soft-page-break/></text:p>
      <text:p text:style-name="P54"/>
      <text:h text:style-name="P26" text:outline-level="1"><text:span text:style-name="T1">xSemaphoreTake<text:line-break/></text:span><text:span text:style-name="T2">[</text:span><text:a xlink:type="simple" xlink:href="https://www.freertos.org/a00113.html" text:style-name="Internet_20_link" text:visited-style-name="Visited_20_Internet_20_Link"><text:span text:style-name="T5">Semaphores</text:span></text:a><text:span text:style-name="T2">]</text:span></text:h>
      <table:table table:name="Table7" table:style-name="Table7">
        <table:table-column table:style-name="Table7.A"/>
        <table:table-row>
          <table:table-cell table:style-name="Table7.A1" office:value-type="string">
            <text:p text:style-name="P38"><text:a xlink:type="simple" xlink:href="https://www.freertos.org/RTOS-task-notifications.html" text:style-name="Internet_20_link" text:visited-style-name="Visited_20_Internet_20_Link"><text:span text:style-name="T28">MẸO: Trong nhiều tình huống sử dụng, việc sử dụng thông báo trực tiếp đến tác vụ thay vì semaphore sẽ nhanh hơn và hiệu quả hơn về bộ nhớ </text:span></text:a></text:p>
          </table:table-cell>
        </table:table-row>
      </table:table>
      <text:p text:style-name="P7">semphr. h</text:p>
      <text:p text:style-name="P27"/>
      <text:p text:style-name="P19">xSemaphoreTake( SemaphoreHandle_txSemaphore,</text:p>
      <text:p text:style-name="P12">TickType_t xTicksToWait );</text:p>
      <text:p text:style-name="P30"/>
      <text:p text:style-name="P30"><text:span text:style-name="Emphasis"><text:span text:style-name="T12">Macro</text:span></text:span><text:span text:style-name="T12"> để có được một semaphore. Semaphore phải có trước đây</text:span></text:p>
      <text:p text:style-name="P19">được tạo bằng cách gọi xSemaphoreCreateBinary(), xSemaphoreCreateMutex() hoặc</text:p>
      <text:p text:style-name="P12">xSemaphoreCreateCounting().</text:p>
      <text:p text:style-name="P30"/>
      <text:p text:style-name="P30"/>
      <text:p text:style-name="P19">Không được gọi macro này từ ISR. xQueueReceiveFromISR () có thể được sử dụng để lấy semaphore từ trong một ngắt nếu cần, mặc dù điều này sẽ không</text:p>
      <text:p text:style-name="P19">gối hoạt động bình thường. Semaphores sử dụng hàng đợi làm cơ chế cơ bản của chúng, vì vậy các chức năng ở một mức độ nào đó có thể tương tác với nhau.</text:p>
      <text:p text:style-name="P30"/>
      <text:p text:style-name="P30"/>
      <text:p text:style-name="P29"/>
      <text:p text:style-name="P13">Thông số:</text:p>
      <table:table table:name="Table8" table:style-name="Table8">
        <table:table-column table:style-name="Table8.A"/>
        <table:table-column table:style-name="Table8.B"/>
        <table:table-row>
          <table:table-cell office:value-type="string">
            <text:p text:style-name="Table_20_Contents"><text:span text:style-name="Emphasis">xSemaphore</text:span></text:p>
          </table:table-cell>
          <table:table-cell table:style-name="Table8.B1" office:value-type="string">
            <text:p text:style-name="P36">Một tay cầm cho semaphore đang được thực hiện - thu được khi semaphore được tạo ra.</text:p>
          </table:table-cell>
        </table:table-row>
        <table:table-row>
          <table:table-cell office:value-type="string">
            <text:p text:style-name="Table_20_Contents"><text:span text:style-name="Emphasis">xTicksToWait</text:span></text:p>
          </table:table-cell>
          <table:table-cell table:style-name="Table8.B1" office:value-type="string">
            <text:p text:style-name="P37">Thời gian tính bằng tích tắc để chờ semaphore khả dụng. Có thể sử dụng macro portTICK_PERIOD_MS để chuyển đổi thành thời gian thực. Thời gian khối bằng 0 có thể được sử dụng để thăm dò semaphore.</text:p>
            <text:p text:style-name="P37">Nếu <text:a xlink:type="simple" xlink:href="https://www.freertos.org/a00110.html" text:style-name="Internet_20_link" text:visited-style-name="Visited_20_Internet_20_Link"><text:span text:style-name="T21">INCLUDE_vTaskSuspend được</text:span></text:a> đặt thành '1' thì việc chỉ định thời gian chặn là portMAX_DELAY sẽ khiến tác vụ bị chặn vô thời hạn (không có thời gian chờ).</text:p>
          </table:table-cell>
        </table:table-row>
      </table:table>
      <text:p text:style-name="P13">Trả hàng</text:p>
      <text:p text:style-name="P10">pdTRUE nếu thu được semaphore. pdFALSE nếu xTicksToWait hết hạn mà không có semaphore.</text:p>
      <text:p text:style-name="P14">Ví dụ về cách sử dụng:</text:p>
      <table:table table:name="Table9" table:style-name="Table9">
        <table:table-column table:style-name="Table9.A"/>
        <table:table-row>
          <table:table-cell table:style-name="Table9.A1" office:value-type="string">
            <text:p text:style-name="P21">SemaphoreHandle_t xSemaphore = NULL;</text:p>
            <text:p text:style-name="P33"/>
            <text:p text:style-name="P25"><text:soft-page-break/>/* Một tác vụ tạo ra một semaphore. */</text:p>
            <text:p text:style-name="P21">void vATask( void * pvParameters )</text:p>
            <text:p text:style-name="P21">{</text:p>
            <text:p text:style-name="P25">/* Tạo semaphore để bảo vệ tài nguyên được chia sẻ. Như chúng ta đang sử dụng</text:p>
            <text:p text:style-name="P25">semaphore để loại trừ lẫn nhau, chúng tôi tạo ra một semaphore mutex</text:p>
            <text:p text:style-name="P22"><text:s/><text:span text:style-name="T25">chứ không phải là một semaphore nhị phân. */</text:span></text:p>
            <text:p text:style-name="P21">xSemaphore = xSemaphoreCreateMutex();</text:p>
            <text:p text:style-name="P21">}</text:p>
            <text:p text:style-name="P33"/>
            <text:p text:style-name="P25">/* Một tác vụ sử dụng semaphore. */</text:p>
            <text:p text:style-name="P21">void vAnotherTask( void * pvParameters )</text:p>
            <text:p text:style-name="P21">{</text:p>
            <text:p text:style-name="P25">/* ... Làm những việc khác. */</text:p>
            <text:p text:style-name="P33"/>
            <text:p text:style-name="P21">if( xSemaphore != NULL )</text:p>
            <text:p text:style-name="P21">{</text:p>
            <text:p text:style-name="P25">/* Xem liệu chúng ta có thể có được semaphore hay không. Nếu semaphore không</text:p>
            <text:p text:style-name="P25">có sẵn chờ 10 tích tắc để xem nó có trở nên miễn phí hay không. */</text:p>
            <text:p text:style-name="P21">if( xSemaphoreTake( xSemaphore, ( TickType_t ) 10 ) == pdTRUE )</text:p>
            <text:p text:style-name="P21">{</text:p>
            <text:p text:style-name="P25">/* Chúng tôi đã có thể có được semaphore và bây giờ có thể truy cập</text:p>
            <text:p text:style-name="P25">tài nguyên được chia sẻ. */</text:p>
            <text:p text:style-name="P33"/>
            <text:p text:style-name="P25">/* ... */</text:p>
            <text:p text:style-name="P33"/>
            <text:p text:style-name="P25">/* Chúng tôi đã hoàn tất việc truy cập tài nguyên được chia sẻ. Nhả</text:p>
            <text:p text:style-name="P25">semaphore. */</text:p>
            <text:p text:style-name="P21">xSemaphoreGive( xSemaphore );</text:p>
            <text:p text:style-name="P21">}</text:p>
            <text:p text:style-name="P21">khác</text:p>
            <text:p text:style-name="P21">{</text:p>
            <text:p text:style-name="P25">/* Chúng tôi không thể có được semaphore và do đó không thể truy cập</text:p>
            <text:p text:style-name="P25">tài nguyên được chia sẻ một cách an toàn. */</text:p>
            <text:p text:style-name="P21">}</text:p>
            <text:p text:style-name="P21">}</text:p>
            <text:p text:style-name="P48">}</text:p>
          </table:table-cell>
        </table:table-row>
      </table:table>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ce style:name="arial1" svg:font-family="arial, helvetica, serif"/>
    <style:font-face style:name="courier" svg:font-family="courie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2T13:23:27.013000000</meta:creation-date>
    <dc:date>2023-12-12T16:38:41.542000000</dc:date>
    <meta:editing-duration>PT3H15M13S</meta:editing-duration>
    <meta:editing-cycles>4</meta:editing-cycles>
    <meta:generator>LibreOffice/7.5.4.2$Windows_X86_64 LibreOffice_project/36ccfdc35048b057fd9854c757a8b67ec53977b6</meta:generator>
    <meta:document-statistic meta:table-count="9" meta:image-count="0" meta:object-count="0" meta:page-count="9" meta:paragraph-count="248" meta:word-count="2990" meta:character-count="14574" meta:non-whitespace-character-count="11810"/>
  </office:meta>
</office:document-meta>
</file>